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aba" officeooo:paragraph-rsid="0001faba"/>
    </style:style>
    <style:style style:name="P2" style:family="paragraph" style:parent-style-name="Standard">
      <style:text-properties officeooo:paragraph-rsid="0001faba"/>
    </style:style>
    <style:style style:name="P3" style:family="paragraph" style:parent-style-name="Standard">
      <style:text-properties officeooo:rsid="00044354" officeooo:paragraph-rsid="00044354"/>
    </style:style>
    <style:style style:name="P4" style:family="paragraph" style:parent-style-name="Standard" style:list-style-name="L1">
      <style:text-properties officeooo:paragraph-rsid="0001faba"/>
    </style:style>
    <style:style style:name="P5" style:family="paragraph" style:parent-style-name="Standard" style:list-style-name="L1">
      <style:text-properties officeooo:rsid="0001faba" officeooo:paragraph-rsid="0001faba"/>
    </style:style>
    <style:style style:name="P6" style:family="paragraph" style:parent-style-name="Standard">
      <style:text-properties officeooo:rsid="0001faba" officeooo:paragraph-rsid="0001faba"/>
    </style:style>
    <style:style style:name="P7" style:family="paragraph" style:parent-style-name="Standard" style:list-style-name="L2">
      <style:text-properties officeooo:rsid="00044354" officeooo:paragraph-rsid="00044354"/>
    </style:style>
    <style:style style:name="P8" style:family="paragraph" style:parent-style-name="Standard">
      <style:text-properties officeooo:rsid="0004edf4" officeooo:paragraph-rsid="0004edf4"/>
    </style:style>
    <style:style style:name="P9" style:family="paragraph" style:parent-style-name="Standard">
      <style:text-properties officeooo:rsid="0006ed75" officeooo:paragraph-rsid="0006ed75"/>
    </style:style>
    <style:style style:name="P10" style:family="paragraph" style:parent-style-name="Standard" style:list-style-name="L3">
      <style:text-properties officeooo:rsid="0006ed75" officeooo:paragraph-rsid="0006ed75"/>
    </style:style>
    <style:style style:name="P11" style:family="paragraph" style:parent-style-name="Standard" style:list-style-name="L3">
      <style:text-properties officeooo:paragraph-rsid="0006ed75"/>
    </style:style>
    <style:style style:name="T1" style:family="text">
      <style:text-properties officeooo:rsid="0001faba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1faba"/>
    </style:style>
    <style:style style:name="T4" style:family="text">
      <style:text-properties officeooo:rsid="0006ed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lgorithme de scan</text:h>
      <text:list xml:id="list2768945180" text:style-name="L1">
        <text:list-item>
          <text:p text:style-name="P4"><text:span text:style-name="T1">1</text:span><text:span text:style-name="T3">re</text:span><text:span text:style-name="T1"> passe juste pour extraire les infos de chaque feuille :</text:span></text:p>
          <text:list>
            <text:list-item>
              <text:p text:style-name="P5">identifiant feuille</text:p>
            </text:list-item>
            <text:list-item>
              <text:p text:style-name="P5">identifiant étudiant</text:p>
            </text:list-item>
            <text:list-item>
              <text:p text:style-name="P5">réponses données et taux de certitude pour chaque réponse (certain = True, incertain = False, mais on pourrait imaginer à l’avenir une quantification plus fine)</text:p>
            </text:list-item>
          </text:list>
        </text:list-item>
        <text:list-item>
          <text:p text:style-name="P5">2<text:span text:style-name="T2">e</text:span> passe pour analyser et résoudre les conflits (incertitudes sur les réponses, feuille vue en double, identifiant d’étudiant inconnu, même identifiant étudiant pour deux sujets distincts…)</text:p>
        </text:list-item>
        <text:list-item>
          <text:p text:style-name="P5">3<text:span text:style-name="T2">e</text:span> passe pour calculer le score de chaque étudiant à partir des données vérifiées et générer les corrigés.</text:p>
        </text:list-item>
      </text:list>
      <text:p text:style-name="P1"/>
      <text:p text:style-name="P1">Les données doivent être stockées sous le format :</text:p>
      <text:p text:style-name="P1">{ID : [(page : données de la page), <text:s/>…] , … }</text:p>
      <text:p text:style-name="P1">En principe, pour un numéro de page donné, le couple (page : données de la page) ne doit apparaître qu’une seule fois, sinon c’est qu’il y a un problème.</text:p>
      <text:p text:style-name="P2"/>
      <text:p text:style-name="P3">Si pour un identifiant, une ou plusieurs pages apparaissent plusieurs fois, deux cas sont possibles :</text:p>
      <text:list xml:id="list960858811" text:style-name="L2">
        <text:list-item>
          <text:p text:style-name="P7">les réponses sont identiques pour tous les doublons, et si un doublon concerne la page d’entête, l’identifiant de l’étudiant est le même.<text:line-break/>Dans ce cas, un simple warning suffit.</text:p>
        </text:list-item>
        <text:list-item>
          <text:p text:style-name="P7">Les réponses ou l’identifiant diffèrent : erreur fatale !</text:p>
          <text:p text:style-name="P7">Soit le logiciel ne lit pas correctement la page, soit le même sujet a été donné à deux étudiants différents !</text:p>
        </text:list-item>
      </text:list>
      <text:p text:style-name="P1"/>
      <text:p text:style-name="P1"/>
      <text:p text:style-name="P1"/>
      <text:p text:style-name="P1"/>
      <text:h text:style-name="Heading_20_1" text:outline-level="1">CLI Interface</text:h>
      <text:p text:style-name="P8">autoqcm new</text:p>
      <text:p text:style-name="P8">autoqcm make</text:p>
      <text:p text:style-name="P8">autoqcm scan</text:p>
      <text:p text:style-name="P8"/>
      <text:p text:style-name="P9">En particulier, autoqcm make doit générer toutes les réponses !</text:p>
      <text:h text:style-name="Heading_20_1" text:outline-level="1">Support d’un 3<text:span text:style-name="T2">e</text:span> état pour les réponses</text:h>
      <text:p text:style-name="P9">None (accepté que la case soit cochée ou non).</text:p>
      <text:p text:style-name="P9">Syntaxe ~ (en complément de – et de +)</text:p>
      <text:p text:style-name="P9">Permet notamment de neutraliser un morceau de question</text:p>
      <text:p text:style-name="P9">Questions ouvertes :</text:p>
      <text:list xml:id="list3582847698" text:style-name="L3">
        <text:list-item>
          <text:p text:style-name="P11"><text:span text:style-name="T4">Faut-il que LIST_ANSWERS le supporte aussi ?</text:span></text:p>
        </text:list-item>
        <text:list-item>
          <text:p text:style-name="P10">Prévoir un moyen de neutraliser une question entièrement.<text:line-break/>Ex *[OK]</text:p>
        </text:list-item>
      </text:list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21:19:13.617261631</meta:creation-date>
    <dc:date>2021-12-05T23:03:50.290757956</dc:date>
    <meta:editing-duration>PT24M2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293" meta:character-count="1691" meta:non-whitespace-character-count="1433"/>
  </office:meta>
</office:document-meta>
</file>